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EnvelopeFactory.PageEnvelop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EnvelopeFac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EnvelopeFactory.getPageEnvelope( DocumentFactory map , String contextPath , String webappUrl , File servletContext , Publication p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EnvelopeFactory.getPageEnvelope( DocumentFactory map , Map objectModel , Publication p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